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e2957" officeooo:paragraph-rsid="001e2957" style:font-weight-asian="bold" style:font-weight-complex="bold"/>
    </style:style>
    <style:style style:name="P2" style:family="paragraph" style:parent-style-name="Standard">
      <style:text-properties fo:font-weight="bold" officeooo:rsid="000c5d74" officeooo:paragraph-rsid="001e2957" style:font-weight-asian="bold" style:font-weight-complex="bold"/>
    </style:style>
    <style:style style:name="P3" style:family="paragraph" style:parent-style-name="Standard">
      <style:text-properties fo:font-weight="bold" officeooo:rsid="000b706c" officeooo:paragraph-rsid="001e2957" style:font-weight-asian="bold" style:font-weight-complex="bold"/>
    </style:style>
    <style:style style:name="P4" style:family="paragraph" style:parent-style-name="Standard">
      <style:text-properties fo:color="#ce181e" style:font-name="Padauk Book" fo:font-style="italic" style:text-underline-style="solid" style:text-underline-width="auto" style:text-underline-color="font-color" fo:font-weight="bold" officeooo:rsid="001f9268" officeooo:paragraph-rsid="001f9268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use-window-font-color="true" style:font-name="Padauk Book" fo:font-style="normal" style:text-underline-style="none" fo:font-weight="normal" officeooo:rsid="001f9268" officeooo:paragraph-rsid="001f926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use-window-font-color="true" style:font-name="Padauk Book" fo:font-style="normal" style:text-underline-style="none" fo:font-weight="bold" officeooo:rsid="001f9268" officeooo:paragraph-rsid="001f9268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use-window-font-color="true" style:font-name="Padauk Book" fo:font-style="normal" style:text-underline-style="none" fo:font-weight="bold" officeooo:rsid="00200ace" officeooo:paragraph-rsid="00200ace" style:font-style-asian="normal" style:font-weight-asian="bold" style:font-style-complex="normal" style:font-weight-complex="bold"/>
    </style:style>
    <style:style style:name="T1" style:family="text">
      <style:text-properties fo:font-weight="normal" officeooo:rsid="000d84d0" style:font-weight-asian="normal" style:font-weight-complex="normal"/>
    </style:style>
    <style:style style:name="T2" style:family="text">
      <style:text-properties fo:font-weight="normal" officeooo:rsid="000bc19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9.</text:span>B – Newton</text:p>
      <text:p text:style-name="P3"><text:span text:style-name="T2">20.</text:span>C – Keeping in a cool place.</text:p>
      <text:p text:style-name="P3"><text:span text:style-name="T2">21.</text:span>D – Silage</text:p>
      <text:p text:style-name="P3"><text:span text:style-name="T2">22.</text:span>A – Frog</text:p>
      <text:p text:style-name="P3"><text:span text:style-name="T2">23.</text:span>D – Metal sheet</text:p>
      <text:p text:style-name="P3"><text:span text:style-name="T2">24.</text:span>C - (I) and (vii)</text:p>
      <text:p text:style-name="P2"><text:span text:style-name="T2">25.</text:span>D – T Diaphragm</text:p>
      <text:p text:style-name="P2"><text:span text:style-name="T2">26.</text:span>A – Of the thin walled glass bottle</text:p>
      <text:p text:style-name="P2"><text:span text:style-name="T2">27.</text:span>D – Strip grazing</text:p>
      <text:p text:style-name="P2"><text:span text:style-name="T2">28.</text:span>D – Truancy</text:p>
      <text:p text:style-name="P2"><text:span text:style-name="T2">29.</text:span>A – Rectum</text:p>
      <text:p text:style-name="P2"><text:span text:style-name="T2">30.</text:span>A – Conduction</text:p>
      <text:p text:style-name="P2"><text:span text:style-name="T2">31.</text:span>D – Body fluids.</text:p>
      <text:p text:style-name="P2"><text:span text:style-name="T1">32.</text:span>C – Fighting germs in the body</text:p>
      <text:p text:style-name="P2"><text:span text:style-name="T1">33.</text:span>C – Air in the balloon expanded.</text:p>
      <text:p text:style-name="P2"><text:span text:style-name="T1">34.</text:span>C – Orbit</text:p>
      <text:p text:style-name="P2"><text:s/><text:span text:style-name="T1">35.</text:span>D – Kidney</text:p>
      <text:p text:style-name="P2"><text:span text:style-name="T1">36. </text:span>B – Air</text:p>
      <text:p text:style-name="P2"/>
      <text:p text:style-name="P4">Correction</text:p>
      <text:p text:style-name="P4"/>
      <text:p text:style-name="P5">20. <text:span text:style-name="T3">B – Keeping in a cool place.</text:span></text:p>
      <text:p text:style-name="P5">26. <text:span text:style-name="T3">B – The scale was wrong</text:span></text:p>
      <text:p text:style-name="P6">27. A – Stall feeding</text:p>
      <text:p text:style-name="P6">28. C – Loss of consciousness</text:p>
      <text:p text:style-name="P6">32. B – Transporting oxygen from the lungs to the body.</text:p>
      <text:p text:style-name="P7">36. A - Anim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2957" officeooo:paragraph-rsid="001e295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3-325(19-36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22:01.776070826</meta:creation-date>
    <dc:date>2020-06-09T19:47:11.157949969</dc:date>
    <meta:editing-duration>PT4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02" meta:character-count="568" meta:non-whitespace-character-count="469"/>
  </office:meta>
</office:document-meta>
</file>